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aeac9" officeooo:paragraph-rsid="000aeac9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Heading_20_2">
      <style:text-properties fo:language="ru" fo:country="RU" officeooo:rsid="000bac40" officeooo:paragraph-rsid="000bac40" fo:background-color="#ffff00"/>
    </style:style>
    <style:style style:name="P8" style:family="paragraph" style:parent-style-name="Text_20_body">
      <style:paragraph-properties fo:text-align="start" style:justify-single-word="false"/>
      <style:text-properties officeooo:rsid="000d3146" officeooo:paragraph-rsid="000d3146"/>
    </style:style>
    <style:style style:name="P9" style:family="paragraph" style:parent-style-name="Text_20_body">
      <style:paragraph-properties fo:text-align="start" style:justify-single-word="false"/>
      <style:text-properties officeooo:rsid="000d3146" officeooo:paragraph-rsid="000d3146" fo:background-color="#ffffff"/>
    </style:style>
    <style:style style:name="P10" style:family="paragraph" style:parent-style-name="Heading_20_2">
      <style:text-properties officeooo:rsid="000bac40" officeooo:paragraph-rsid="000bac40"/>
    </style:style>
    <style:style style:name="P11" style:family="paragraph" style:parent-style-name="Heading_20_2">
      <style:text-properties officeooo:rsid="000bac40" officeooo:paragraph-rsid="000bac40" fo:background-color="#ffff00"/>
    </style:style>
    <style:style style:name="P12" style:family="paragraph" style:parent-style-name="Heading_20_3">
      <style:text-properties officeooo:rsid="000d3146" officeooo:paragraph-rsid="000d3146"/>
    </style:style>
    <style:style style:name="P13" style:family="paragraph" style:parent-style-name="Text_20_body" style:list-style-name="Numbering_20_123">
      <style:text-properties officeooo:rsid="000e0008" officeooo:paragraph-rsid="000e0008" fo:background-color="#ffffff"/>
    </style:style>
    <style:style style:name="P14" style:family="paragraph" style:parent-style-name="Heading_20_3">
      <style:text-properties officeooo:rsid="000e0008" officeooo:paragraph-rsid="000e0008"/>
    </style:style>
    <style:style style:name="P15" style:family="paragraph" style:parent-style-name="Text_20_body">
      <style:text-properties officeooo:rsid="000e0008" officeooo:paragraph-rsid="000e0008" fo:background-color="#ffffff"/>
    </style:style>
    <style:style style:name="P16" style:family="paragraph" style:parent-style-name="Text_20_body">
      <style:text-properties officeooo:paragraph-rsid="000f742a"/>
    </style:style>
    <style:style style:name="P17" style:family="paragraph" style:parent-style-name="Text_20_body">
      <style:text-properties officeooo:rsid="000f742a" officeooo:paragraph-rsid="000f742a" fo:background-color="#ffffff"/>
    </style:style>
    <style:style style:name="P18" style:family="paragraph" style:parent-style-name="Text_20_body">
      <style:text-properties fo:language="ru" fo:country="RU" officeooo:paragraph-rsid="000bac40"/>
    </style:style>
    <style:style style:name="T1" style:family="text">
      <style:text-properties officeooo:rsid="000aeac9"/>
    </style:style>
    <style:style style:name="T2" style:family="text">
      <style:text-properties style:script-type="latin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0f742a" fo:background-color="#ffffff" loext:char-shading-value="0"/>
    </style:style>
    <style:style style:name="T5" style:family="text">
      <style:text-properties officeooo:rsid="000f742a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Курсовая работа</text:p>
      <text:p text:style-name="P3">Часть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5">Проверил(а)</text:p>
      <text:p text:style-name="P5">Преподаватель: Харитонова А.<text:span text:style-name="T1">Е.</text:span></text:p>
      <text:p text:style-name="P6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7" text:outline-level="2"><text:soft-page-break/><text:span text:style-name="T2">Предметная</text:span> областьДобавить сайт в черный список</text:h>
      <text:p text:style-name="P8"><text:span text:style-name="T3">1. Таск-менеджер (Создание задач, календарь)</text:span></text:p>
      <text:p text:style-name="P9">2. Информационная система для блога по художественной гимнастике (Блог, расписание соревнований, магазин-товаров)</text:p>
      <text:p text:style-name="P9">3. Информационная система для самоблокировки сайтов (JS-плагин, таблица с заблокированными сайтами)</text:p>
      <text:h text:style-name="P10" text:outline-level="2">Подробное описание предметной области</text:h>
      <text:h text:style-name="P10" text:outline-level="2">Зачем нужна информационная система для представленной предметной области, какие задачи она позволит решить?</text:h>
      <text:h text:style-name="P10" text:outline-level="2">Функциональные и нефункциональные требования к разрабатываемой информационной системе</text:h>
      <text:h text:style-name="P11" text:outline-level="2">Модели основных прецедентов и их описание</text:h>
      <text:h text:style-name="P12" text:outline-level="3">Вариант 1</text:h>
      <text:list text:style-name="Numbering_20_123">
        <text:list-item>
          <text:p text:style-name="P13">Создание/удаление/редактирование задач</text:p>
        </text:list-item>
        <text:list-item>
          <text:p text:style-name="P13">Запланировать задачу на определенное время. Отображение в календаре таких задач</text:p>
        </text:list-item>
        <text:list-item>
          <text:p text:style-name="P13">Создать повторяющуюся задачу (раз в неделю)</text:p>
        </text:list-item>
      </text:list>
      <text:h text:style-name="P14" text:outline-level="3">Вариант 2</text:h>
      <text:p text:style-name="P15">1. Посмотреть ленту новостей</text:p>
      <text:p text:style-name="P15">2. Посмотреть отдельную статью</text:p>
      <text:p text:style-name="P15">3. Оставить комментарий к статье</text:p>
      <text:p text:style-name="P15">4. Создать и опубликовать новую статью</text:p>
      <text:p text:style-name="P15">5. Посмотреть календарь соревнований</text:p>
      <text:p text:style-name="P15">6. Добавить соревнование в систему</text:p>
      <text:p text:style-name="P15">7. Посмотреть каталог товаров</text:p>
      <text:p text:style-name="P15">8. Посмотреть карточку товара</text:p>
      <text:p text:style-name="P15">9. Добавить заказ в корзину и оформить заказ</text:p>
      <text:h text:style-name="P14" text:outline-level="3">Вариант 3</text:h>
      <text:p text:style-name="P16"><text:span text:style-name="T4">1. Добави</text:span><text:span text:style-name="T5">ть сайт в черный список</text:span></text:p>
      <text:p text:style-name="P17"><text:soft-page-break/>2. <text:s/>Удалить сайт из черного списка</text:p>
      <text:p text:style-name="P17">3. Настройка параметров блокировки (возможность ставить таймер на времепрепровождение на сайтах)</text:p>
      <text:p text:style-name="P17">4. Просмотр статистики</text:p>
      <text:p text:style-name="P17">5. Сброс блокировок</text:p>
      <text:p text:style-name="P17"/>
      <text:h text:style-name="P10" text:outline-level="2">Архитектура будущей системы</text:h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language="ru" fo:country="RU" officeooo:rsid="000bac40" fo:background-color="#ffff00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03T20:29:20.040111748</dc:date>
    <meta:editing-duration>PT30M48S</meta:editing-duration>
    <meta:editing-cycles>3</meta:editing-cycles>
    <meta:document-statistic meta:table-count="0" meta:image-count="0" meta:object-count="0" meta:page-count="3" meta:paragraph-count="40" meta:word-count="202" meta:character-count="1619" meta:non-whitespace-character-count="1457"/>
  </office:meta>
</office:document-meta>
</file>